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.651cm" svg:x="1.508cm" svg:y="17.51cm">
          <text:p text:style-name="P1">Show object cards</text:p>
          <text:p text:style-name="P1">[JButton]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1.684cm" svg:height="2.921cm" svg:x="15.732cm" svg:y="16.748cm">
          <text:p text:style-name="P1">Asyncronous chat window<text:line-break/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6.096cm" svg:x="1.254cm" svg:y="2.397cm">
          <text:p text:style-name="P1">JtextField<text:line-break/>(aggiornato<text:line-break/>dal<text:line-break/>serv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0.635cm" svg:x="1.254cm" svg:y="1.635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6.223cm" svg:x="4.683cm" svg:y="2.397cm">
          <text:p text:style-name="P1">JTextFie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0.635cm" svg:x="4.683cm" svg:y="1.635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94cm" svg:height="13.97cm" svg:x="10.906cm" svg:y="1.889cm">
          <text:p text:style-name="P1">Mappa</text:p>
          <text:p text:style-name="P1"><text:s/>[inizialmente un Label con jpg,</text:p>
          <text:p text:style-name="P1"><text:s/>poi si potranno aggiungere <text:line-break/>le celle interattiv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2.286cm" svg:x="1cm" svg:y="10.017cm">
          <text:p text:style-name="P1">Your name</text:p>
          <text:p text:style-name="P1">(modifiable)</text:p>
          <text:p text:style-name="P1">[JTextField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3.429cm" svg:x="9.636cm" svg:y="9.89cm">
          <text:p text:style-name="P1">Dialog prompts during <text:line-break/>the turn sequence<text:line-break/>appear here</text:p>
          <text:p text:style-name="P1">[Jdialog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42cm" svg:y1="18.272cm" svg:x2="7.223cm" svg:y2="17.637cm">
          <text:p/>
        </draw:line>
        <draw:custom-shape draw:style-name="gr1" draw:text-style-name="P1" draw:layer="layout" svg:width="8.001cm" svg:height="3.81cm" svg:x="3.667cm" svg:y="13.7cm">
          <text:p text:style-name="P1">Carte</text:p>
          <text:p text:style-name="P1">[Jpanel <text:s/>con JRadioButtons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6.223cm" svg:x="7.604cm" svg:y="2.397cm">
          <text:p text:style-name="P1">JTextFie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508cm" svg:x="7.604cm" svg:y="1.762cm">
          <text:p text:style-name="P1">LastNoi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08cm" svg:height="1.016cm" svg:x="7.985cm" svg:y="0.492cm">
          <text:p text:style-name="P1">“Escape From the Aliens in Outer Space” [Jlabel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5.191cm" svg:y="11.414cm">
          <text:p text:style-name="P1">YourTe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5.191cm" svg:y="10.017cm">
          <text:p text:style-name="P1">YourStatu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</meta:initial-creator>
    <meta:creation-date>2015-06-02T17:52:28</meta:creation-date>
    <dc:date>2015-06-02T18:12:15</dc:date>
    <dc:creator>Andrea </dc:creator>
    <meta:editing-duration>PT8M24S</meta:editing-duration>
    <meta:editing-cycles>4</meta:editing-cycles>
    <meta:generator>LibreOffice/4.0.4.2$Linux_X86_64 LibreOffice_project/400m0$Build-2</meta:generator>
    <meta:document-statistic meta:object-count="16"/>
  </office:meta>
</office:document-meta>
</file>